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178025" officeooo:paragraph-rsid="00178025"/>
    </style:style>
    <style:style style:name="P9" style:family="paragraph" style:parent-style-name="Standard">
      <style:text-properties officeooo:rsid="001d70a4" officeooo:paragraph-rsid="001d70a4"/>
    </style:style>
    <style:style style:name="P10" style:family="paragraph" style:parent-style-name="Standard">
      <style:text-properties officeooo:rsid="001ddb3d" officeooo:paragraph-rsid="001ddb3d"/>
    </style:style>
    <style:style style:name="P11" style:family="paragraph" style:parent-style-name="Standard">
      <style:text-properties officeooo:paragraph-rsid="001a3da2"/>
    </style:style>
    <style:style style:name="P12" style:family="paragraph" style:parent-style-name="Standard">
      <style:text-properties officeooo:paragraph-rsid="0023ee96"/>
    </style:style>
    <style:style style:name="P13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P20" style:family="paragraph" style:parent-style-name="Standard">
      <style:text-properties officeooo:paragraph-rsid="00323ccc"/>
    </style:style>
    <style:style style:name="P21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22" style:family="paragraph" style:parent-style-name="Standard">
      <style:text-properties officeooo:rsid="002d1cf5" officeooo:paragraph-rsid="002d1cf5"/>
    </style:style>
    <style:style style:name="P23" style:family="paragraph" style:parent-style-name="Standard">
      <style:text-properties officeooo:paragraph-rsid="00271ac5"/>
    </style:style>
    <style:style style:name="P24" style:family="paragraph" style:parent-style-name="Standard">
      <style:text-properties officeooo:paragraph-rsid="00329e84"/>
    </style:style>
    <style:style style:name="P25" style:family="paragraph" style:parent-style-name="Standard">
      <style:text-properties officeooo:rsid="00355cc8" officeooo:paragraph-rsid="00355cc8"/>
    </style:style>
    <style:style style:name="P26" style:family="paragraph" style:parent-style-name="Standard">
      <style:text-properties officeooo:rsid="003655f8" officeooo:paragraph-rsid="003655f8"/>
    </style:style>
    <style:style style:name="P27" style:family="paragraph" style:parent-style-name="Standard">
      <style:text-properties officeooo:paragraph-rsid="00387fb4"/>
    </style:style>
    <style:style style:name="P28" style:family="paragraph" style:parent-style-name="Standard">
      <style:text-properties officeooo:paragraph-rsid="003ab545"/>
    </style:style>
    <style:style style:name="P29" style:family="paragraph" style:parent-style-name="Standard">
      <style:text-properties officeooo:paragraph-rsid="002a279a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329e84" officeooo:paragraph-rsid="00329e84" style:font-weight-asian="normal" style:font-weight-complex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3478b1" officeooo:paragraph-rsid="003478b1" style:font-weight-asian="normal" style:font-weight-complex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370bf2" officeooo:paragraph-rsid="00370bf2" style:font-weight-asian="normal" style:font-weight-complex="normal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3pt" fo:letter-spacing="normal" fo:font-style="normal" style:font-size-asian="13pt" style:font-size-complex="13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ee96" style:font-weight-asian="normal" style:font-weight-complex="normal"/>
    </style:style>
    <style:style style:name="T25" style:family="text">
      <style:text-properties fo:font-weight="normal" officeooo:rsid="00255c80" style:font-weight-asian="normal" style:font-weight-complex="normal"/>
    </style:style>
    <style:style style:name="T26" style:family="text">
      <style:text-properties fo:font-weight="normal" officeooo:rsid="0011c36f" style:font-weight-asian="normal" style:font-weight-complex="normal"/>
    </style:style>
    <style:style style:name="T27" style:family="text">
      <style:text-properties fo:font-weight="normal" officeooo:rsid="001a3da2" style:font-weight-asian="normal" style:font-weight-complex="normal"/>
    </style:style>
    <style:style style:name="T28" style:family="text">
      <style:text-properties fo:font-weight="normal" officeooo:rsid="001baf9e" style:font-weight-asian="normal" style:font-weight-complex="normal"/>
    </style:style>
    <style:style style:name="T29" style:family="text">
      <style:text-properties officeooo:rsid="001fbaf9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3pt" officeooo:rsid="001ddb3d" style:font-size-asian="13pt" style:font-size-complex="13pt"/>
    </style:style>
    <style:style style:name="T32" style:family="text">
      <style:text-properties fo:font-size="13pt" officeooo:rsid="0023ee96" style:font-size-asian="13pt" style:font-size-complex="13pt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40" style:family="text">
      <style:text-properties officeooo:rsid="0020fd64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3" style:family="text">
      <style:text-properties officeooo:rsid="002a279a"/>
    </style:style>
    <style:style style:name="T44" style:family="text">
      <style:text-properties officeooo:rsid="002e5c57"/>
    </style:style>
    <style:style style:name="T45" style:family="text">
      <style:text-properties officeooo:rsid="001baf9e"/>
    </style:style>
    <style:style style:name="T46" style:family="text">
      <style:text-properties officeooo:rsid="00323ccc"/>
    </style:style>
    <style:style style:name="T47" style:family="text">
      <style:text-properties officeooo:rsid="00387fb4"/>
    </style:style>
    <style:style style:name="T48" style:family="text">
      <style:text-properties officeooo:rsid="0039e427"/>
    </style:style>
    <style:style style:name="T49" style:family="text">
      <style:text-properties officeooo:rsid="003ab545"/>
    </style:style>
    <style:style style:name="T50" style:family="text">
      <style:text-properties officeooo:rsid="003cdb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1"><text:span text:style-name="T22">- Los directorios vacíos no los sigue</text:span></text:p>
      <text:p text:style-name="P32"><text:span text:style-name="T22">- Puedes crear un archivo .gitkeep para forzar un seguimiento</text:span></text:p>
      <text:p text:style-name="P33"><text:span text:style-name="T22">- Alias de log: <text:s/>git config --global alias.lg "log --graph --abbrev-commit --decorate --format=format:'%C(bold blue)%h%C(reset) - %C(bold green)(%ar)%C(reset) %C(white)%s%C(reset) %C(dim white)- %an%C(reset)%C(bold yellow)%d%C(reset)' --all"</text:span></text:p>
      <text:p text:style-name="P31"><text:span text:style-name="T22"/></text:p>
      <text:p text:style-name="P19"><text:span text:style-name="T20"/></text:p>
      <text:p text:style-name="P19"><text:span text:style-name="T20">git config core.autocrlf true</text:span><text:span text:style-name="T21">: </text:span><text:s/><text:span text:style-name="T29"><text:s/></text:span><text:span text:style-name="T40">por si sale el </text:span><text:span text:style-name="T29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7"><text:tab/><text:tab/><text:tab/><text:tab/></text:p>
      <text:p text:style-name="P11"><text:span text:style-name="T6">cd</text:span><text:span text:style-name="T25"> =</text:span><text:span text:style-name="T27"> </text:span><text:span text:style-name="T18">change directory</text:span></text:p>
      <text:p text:style-name="P3"><text:span text:style-name="T5">clear</text:span><text:span text:style-name="T25"> =</text:span><text:span text:style-name="T26"> </text:span><text:span text:style-name="T13">limpia el historial/ventana del cmd</text:span></text:p>
      <text:p text:style-name="P12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4"><text:span text:style-name="T15">g</text:span><text:span text:style-name="T14">it config</text:span></text:p>
      <text:p text:style-name="P15">git config --global user.name “”</text:p>
      <text:p text:style-name="P16">git config --global user.<text:span text:style-name="T16">email “”</text:span></text:p>
      <text:p text:style-name="P4"><text:span text:style-name="T33">git config --global -e</text:span><text:span text:style-name="T25"> =</text:span><text:span text:style-name="T23"> <text:s/></text:span><text:span text:style-name="T18">muestra configuración global</text:span></text:p>
      <text:p text:style-name="P20"><text:span text:style-name="T36">git config –global init.defaultBranch</text:span><text:span text:style-name="T34"> nombre</text:span></text:p>
      <text:p text:style-name="P26"><text:span text:style-name="T34">g</text:span><text:span text:style-name="T33">it config --global alias.nombreAlias </text:span><text:span text:style-name="T37">"</text:span><text:span text:style-name="T33">codigoQueRepresenta</text:span><text:span text:style-name="T37">"</text:span></text:p>
      <text:p text:style-name="P20"/>
      <text:p text:style-name="P4"/>
      <text:p text:style-name="P13">git init</text:p>
      <text:p text:style-name="P9"><text:span text:style-name="T33">git add</text:span><text:span text:style-name="T34"> nombre</text:span><text:span text:style-name="T19"> </text:span><text:span text:style-name="T7">nombre2 nombreN...</text:span><text:span text:style-name="T19">= añade el archivo al stage</text:span></text:p>
      <text:p text:style-name="P9"><text:span text:style-name="T33">git add .</text:span><text:span text:style-name="T31"> </text:span><text:span text:style-name="T19">= añade todos los archivos al stage</text:span></text:p>
      <text:p text:style-name="P22">git add *.extensión = añade al stage todos los archivos con esa extensión<text:span text:style-name="T44"> que estén en el directorio <text:tab/><text:tab/><text:tab/>que estás</text:span></text:p>
      <text:p text:style-name="P20"><text:span text:style-name="T46">git add directorio/*.extensión = añadir por extensión navegando</text:span></text:p>
      <text:p text:style-name="P25">git add directorio/ = añade todo lo que hay dentro del directorio</text:p>
      <text:p text:style-name="P10"><text:span text:style-name="T33">git reset nombre</text:span> = quita el archivo del stage</text:p>
      <text:p text:style-name="P17">git commit -m "<text:span text:style-name="T50">mensaje</text:span> del commit"</text:p>
      <text:p text:style-name="P29"><text:span text:style-name="T34">git commit -</text:span><text:span text:style-name="T38">a</text:span><text:span text:style-name="T34">m "</text:span><text:span text:style-name="T39">mensaje</text:span><text:span text:style-name="T34"> del commit"</text:span></text:p>
      <text:p text:style-name="P21">git commit --amend -m "mensaje" = <text:span text:style-name="T41">cambia el mensaje del</text:span><text:span text:style-name="T42"> último</text:span><text:span text:style-name="T41"> commit</text:span></text:p>
      <text:p text:style-name="P6"><text:span text:style-name="T30">git checkout -- .</text:span><text:span text:style-name="T32"> </text:span><text:span text:style-name="T24">= vuelve el repositorio al último commit</text:span></text:p>
      <text:p text:style-name="P18">git branch <text:span text:style-name="T23">= </text:span><text:span text:style-name="T41">muestra la rama en la que estás</text:span></text:p>
      <text:p text:style-name="P23"><text:span text:style-name="T33">git branch -m nombreViejo nombreNuevo</text:span> = cambia el nombre de la rama</text:p>
      <text:p text:style-name="P24"><text:soft-page-break/><text:span text:style-name="T35">git statu</text:span><text:span text:style-name="T8">s</text:span><text:span text:style-name="T25"> =</text:span><text:span text:style-name="T28"> </text:span><text:span text:style-name="T45">muestra el “estado” del repositorio</text:span></text:p>
      <text:p text:style-name="P27"><text:span text:style-name="T47">git diff = muestra las diferencias de cambios en los archivos </text:span><text:span text:style-name="T48">fuera del stage</text:span></text:p>
      <text:p text:style-name="P28"><text:span text:style-name="T47">git diff</text:span><text:span text:style-name="T49"> -staged = </text:span><text:span text:style-name="T47">muestra las diferencias de cambios en los archivos </text:span><text:span text:style-name="T49">dentro del stage</text:span></text:p>
      <text:p text:style-name="P5"><text:tab/><text:tab/><text:tab/><text:tab/><text:tab/><text:span text:style-name="T17">Vim</text:span></text:p>
      <text:p text:style-name="P4"/>
      <text:p text:style-name="P8"><text:span text:style-name="T4">esc =</text:span> modo comandos</text:p>
      <text:p text:style-name="P8"><text:span text:style-name="T4">a =</text:span> modo escritura</text:p>
      <text:p text:style-name="P8"><text:span text:style-name="T4">q</text:span> = quit</text:p>
      <text:p text:style-name="P8"><text:span text:style-name="T4">w</text:span> = write</text:p>
      <text:p text:style-name="P8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7:43:41.163000000</dc:date>
    <meta:editing-duration>PT56M26S</meta:editing-duration>
    <meta:editing-cycles>24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1" meta:word-count="327" meta:character-count="1925" meta:non-whitespace-character-count="1629"/>
  </office:meta>
</office:document-meta>
</file>